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pt" style:font-size-asian="60pt" style:font-size-complex="60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INFORME DE TRABAJOS DE LA PC COMO CONTROLADORA DE PROCESO</text:p>
      <text:p text:style-name="P1"/>
      <text:p text:style-name="P1"/>
      <text:p text:style-name="P1"/>
      <text:p text:style-name="P2"/>
      <text:p text:style-name="P2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rian </meta:initial-creator>
    <meta:creation-date>2011-03-01T15:53:22</meta:creation-date>
    <meta:document-statistic meta:table-count="0" meta:image-count="0" meta:object-count="0" meta:page-count="2" meta:paragraph-count="1" meta:word-count="10" meta:character-count="57"/>
    <dc:date>2011-03-01T15:56:07</dc:date>
    <dc:creator>adrian </dc:creator>
    <meta:editing-duration>PT00H02M46S</meta:editing-duration>
    <meta:editing-cycles>1</meta:editing-cycles>
    <meta:generator>OpenOffice.org/3.2$Linux OpenOffice.org_project/320m12$Build-9483</meta:generator>
  </office:meta>
</office:document-meta>
</file>